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365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smer" table:style-name="ta1"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Humility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atter Il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Deal 2 damage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Gain 2 block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e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Deal 1 damage to new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ream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New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Draw 1 card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 War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energy and draw 1 card. Next turn, draw 1 less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oral Curt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play an Attack this turn,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er Fea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Gain 1 HP for each illusion discarded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ou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 and gain 3 energy. Do not draw cards next turn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illusion is moved to a new target and deals 2 damag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d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for each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sive Strik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nd gain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Sl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the target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Dra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you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rred Frenz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other Attack played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usionary Lea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n illusion on you. If an illusion is discarded, deal 2 damage and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Discard your hand, then draw that many card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h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eblenes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deal 1 damage to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u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 whenever an Illusion is appli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deal 1 damage for each other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i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pplied, targets next attack also targets itsel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0:10:30.673548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.828847950</meta:creation-date>
    <dc:date>2018-09-03T17:54:26.804471328</dc:date>
    <meta:editing-duration>PT8H31M48S</meta:editing-duration>
    <meta:editing-cycles>4</meta:editing-cycles>
    <meta:generator>LibreOffice/6.0.3.2$Linux_X86_64 LibreOffice_project/00m0$Build-2</meta:generator>
    <meta:document-statistic meta:table-count="1" meta:cell-count="154" meta:object-count="0"/>
  </office:meta>
</office:document-meta>
</file>